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1cm"/>
    </style:style>
    <style:style style:name="co3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GD-test</text:p>
          </table:table-cell>
          <table:table-cell office:value-type="string" calcext:value-type="string">
            <text:p>Эпоха</text:p>
          </table:table-cell>
          <table:table-cell office:value-type="string" calcext:value-type="string">
            <text:p>Точность</text:p>
          </table:table-cell>
          <table:table-cell table:style-name="ce1" office:value-type="string" calcext:value-type="string">
            <text:p>функция потерь</text:p>
          </table:table-cell>
          <table:table-cell/>
          <table:table-cell office:value-type="string" calcext:value-type="string">
            <text:p>SMD-test</text:p>
          </table:table-cell>
          <table:table-cell office:value-type="string" calcext:value-type="string">
            <text:p>Эпоха</text:p>
          </table:table-cell>
          <table:table-cell office:value-type="string" calcext:value-type="string">
            <text:p>Точность</text:p>
          </table:table-cell>
          <table:table-cell table:style-name="ce1" office:value-type="string" calcext:value-type="string">
            <text:p>функция потерь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8.56" calcext:value-type="float">
            <text:p>88,56</text:p>
          </table:table-cell>
          <table:table-cell table:style-name="ce4" office:value-type="float" office:value="0.39290026" calcext:value-type="float">
            <text:p>0,392900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5.14" calcext:value-type="float">
            <text:p>95,14</text:p>
          </table:table-cell>
          <table:table-cell office:value-type="float" office:value="0.1552202" calcext:value-type="float">
            <text:p>0,15522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1.89" calcext:value-type="float">
            <text:p>91,89</text:p>
          </table:table-cell>
          <table:table-cell table:style-name="ce4" office:value-type="float" office:value="0.27713518" calcext:value-type="float">
            <text:p>0,277135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6.6" calcext:value-type="float">
            <text:p>96,6</text:p>
          </table:table-cell>
          <table:table-cell office:value-type="float" office:value="0.10889828" calcext:value-type="float">
            <text:p>0,108898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3.63" calcext:value-type="float">
            <text:p>93,63</text:p>
          </table:table-cell>
          <table:table-cell table:style-name="ce4" office:value-type="float" office:value="0.21722254" calcext:value-type="float">
            <text:p>0,217222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7.4" calcext:value-type="float">
            <text:p>97,4</text:p>
          </table:table-cell>
          <table:table-cell office:value-type="float" office:value="0.08706974" calcext:value-type="float">
            <text:p>0,0870697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4.77" calcext:value-type="float">
            <text:p>94,77</text:p>
          </table:table-cell>
          <table:table-cell table:style-name="ce4" office:value-type="float" office:value="0.17401303" calcext:value-type="float">
            <text:p>0,174013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7.37" calcext:value-type="float">
            <text:p>97,37</text:p>
          </table:table-cell>
          <table:table-cell office:value-type="float" office:value="0.0847776" calcext:value-type="float">
            <text:p>0,08477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.65" calcext:value-type="float">
            <text:p>95,65</text:p>
          </table:table-cell>
          <table:table-cell table:style-name="ce4" office:value-type="float" office:value="0.14758057" calcext:value-type="float">
            <text:p>0,1475805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7.49" calcext:value-type="float">
            <text:p>97,49</text:p>
          </table:table-cell>
          <table:table-cell office:value-type="float" office:value="0.08437003" calcext:value-type="float">
            <text:p>0,0843700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.57" calcext:value-type="float">
            <text:p>96,57</text:p>
          </table:table-cell>
          <table:table-cell table:style-name="ce4" office:value-type="float" office:value="0.11199427" calcext:value-type="float">
            <text:p>0,111994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7.92" calcext:value-type="float">
            <text:p>97,92</text:p>
          </table:table-cell>
          <table:table-cell office:value-type="float" office:value="0.0697916" calcext:value-type="float">
            <text:p>0,06979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6.99" calcext:value-type="float">
            <text:p>96,99</text:p>
          </table:table-cell>
          <table:table-cell table:style-name="ce4" office:value-type="float" office:value="0.10070864" calcext:value-type="float">
            <text:p>0,1007086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8.26" calcext:value-type="float">
            <text:p>98,26</text:p>
          </table:table-cell>
          <table:table-cell office:value-type="float" office:value="0.06278052" calcext:value-type="float">
            <text:p>0,0627805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7.4" calcext:value-type="float">
            <text:p>97,4</text:p>
          </table:table-cell>
          <table:table-cell table:style-name="ce4" office:value-type="float" office:value="0.0847238" calcext:value-type="float">
            <text:p>0,084723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8.21" calcext:value-type="float">
            <text:p>98,21</text:p>
          </table:table-cell>
          <table:table-cell office:value-type="float" office:value="0.07488641" calcext:value-type="float">
            <text:p>0,0748864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7.53" calcext:value-type="float">
            <text:p>97,53</text:p>
          </table:table-cell>
          <table:table-cell table:style-name="ce4" office:value-type="float" office:value="0.0768872" calcext:value-type="float">
            <text:p>0,076887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8.43" calcext:value-type="float">
            <text:p>98,43</text:p>
          </table:table-cell>
          <table:table-cell office:value-type="float" office:value="0.06375231" calcext:value-type="float">
            <text:p>0,0637523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7.59" calcext:value-type="float">
            <text:p>97,59</text:p>
          </table:table-cell>
          <table:table-cell table:style-name="ce4" office:value-type="float" office:value="0.07418475" calcext:value-type="float">
            <text:p>0,0741847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8.53" calcext:value-type="float">
            <text:p>98,53</text:p>
          </table:table-cell>
          <table:table-cell office:value-type="float" office:value="0.06532771" calcext:value-type="float">
            <text:p>0,0653277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7.74" calcext:value-type="float">
            <text:p>97,74</text:p>
          </table:table-cell>
          <table:table-cell table:style-name="ce4" office:value-type="float" office:value="0.0698877" calcext:value-type="float">
            <text:p>0,069887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8.53" calcext:value-type="float">
            <text:p>98,53</text:p>
          </table:table-cell>
          <table:table-cell office:value-type="float" office:value="0.06833283" calcext:value-type="float">
            <text:p>0,0683328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7.91" calcext:value-type="float">
            <text:p>97,91</text:p>
          </table:table-cell>
          <table:table-cell table:style-name="ce4" office:value-type="float" office:value="0.06745276" calcext:value-type="float">
            <text:p>0,0674527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8.54" calcext:value-type="float">
            <text:p>98,54</text:p>
          </table:table-cell>
          <table:table-cell office:value-type="float" office:value="0.06797073" calcext:value-type="float">
            <text:p>0,0679707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7.92" calcext:value-type="float">
            <text:p>97,92</text:p>
          </table:table-cell>
          <table:table-cell table:style-name="ce4" office:value-type="float" office:value="0.06796615" calcext:value-type="float">
            <text:p>0,067966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.54" calcext:value-type="float">
            <text:p>98,54</text:p>
          </table:table-cell>
          <table:table-cell office:value-type="float" office:value="0.06956621" calcext:value-type="float">
            <text:p>0,069566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7.97" calcext:value-type="float">
            <text:p>97,97</text:p>
          </table:table-cell>
          <table:table-cell table:style-name="ce4" office:value-type="float" office:value="0.06869093" calcext:value-type="float">
            <text:p>0,0686909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8.54" calcext:value-type="float">
            <text:p>98,54</text:p>
          </table:table-cell>
          <table:table-cell office:value-type="float" office:value="0.07000292" calcext:value-type="float">
            <text:p>0,0700029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8.07" calcext:value-type="float">
            <text:p>98,07</text:p>
          </table:table-cell>
          <table:table-cell table:style-name="ce4" office:value-type="float" office:value="0.06496481" calcext:value-type="float">
            <text:p>0,0649648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8.54" calcext:value-type="float">
            <text:p>98,54</text:p>
          </table:table-cell>
          <table:table-cell office:value-type="float" office:value="0.0765937" calcext:value-type="float">
            <text:p>0,076593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8.04" calcext:value-type="float">
            <text:p>98,04</text:p>
          </table:table-cell>
          <table:table-cell table:style-name="ce4" office:value-type="float" office:value="0.06521214" calcext:value-type="float">
            <text:p>0,0652121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98.54" calcext:value-type="float">
            <text:p>98,54</text:p>
          </table:table-cell>
          <table:table-cell office:value-type="float" office:value="0.0730029" calcext:value-type="float">
            <text:p>0,073002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98.01" calcext:value-type="float">
            <text:p>98,01</text:p>
          </table:table-cell>
          <table:table-cell table:style-name="ce4" office:value-type="float" office:value="0.0693813" calcext:value-type="float">
            <text:p>0,069381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98.54" calcext:value-type="float">
            <text:p>98,54</text:p>
          </table:table-cell>
          <table:table-cell office:value-type="float" office:value="0.07684136" calcext:value-type="float">
            <text:p>0,0768413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98.07" calcext:value-type="float">
            <text:p>98,07</text:p>
          </table:table-cell>
          <table:table-cell table:style-name="ce4" office:value-type="float" office:value="0.06808061" calcext:value-type="float">
            <text:p>0,0680806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8.55" calcext:value-type="float">
            <text:p>98,55</text:p>
          </table:table-cell>
          <table:table-cell office:value-type="float" office:value="0.0729666" calcext:value-type="float">
            <text:p>0,072966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98.08" calcext:value-type="float">
            <text:p>98,08</text:p>
          </table:table-cell>
          <table:table-cell table:style-name="ce4" office:value-type="float" office:value="0.06808328" calcext:value-type="float">
            <text:p>0,0680832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98.55" calcext:value-type="float">
            <text:p>98,55</text:p>
          </table:table-cell>
          <table:table-cell office:value-type="float" office:value="0.07341804" calcext:value-type="float">
            <text:p>0,0734180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98.08" calcext:value-type="float">
            <text:p>98,08</text:p>
          </table:table-cell>
          <table:table-cell table:style-name="ce4" office:value-type="float" office:value="0.07283893" calcext:value-type="float">
            <text:p>0,0728389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98.55" calcext:value-type="float">
            <text:p>98,55</text:p>
          </table:table-cell>
          <table:table-cell office:value-type="float" office:value="0.07770789" calcext:value-type="float">
            <text:p>0,0777078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98.05" calcext:value-type="float">
            <text:p>98,05</text:p>
          </table:table-cell>
          <table:table-cell table:style-name="ce4" office:value-type="float" office:value="0.07057128" calcext:value-type="float">
            <text:p>0,0705712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98.55" calcext:value-type="float">
            <text:p>98,55</text:p>
          </table:table-cell>
          <table:table-cell office:value-type="float" office:value="0.07443921" calcext:value-type="float">
            <text:p>0,0744392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98.08" calcext:value-type="float">
            <text:p>98,08</text:p>
          </table:table-cell>
          <table:table-cell table:style-name="ce4" office:value-type="float" office:value="0.07268972" calcext:value-type="float">
            <text:p>0,0726897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98.56" calcext:value-type="float">
            <text:p>98,56</text:p>
          </table:table-cell>
          <table:table-cell office:value-type="float" office:value="0.07733735" calcext:value-type="float">
            <text:p>0,0773373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8.08" calcext:value-type="float">
            <text:p>98,08</text:p>
          </table:table-cell>
          <table:table-cell table:style-name="ce4" office:value-type="float" office:value="0.07167798" calcext:value-type="float">
            <text:p>0,0716779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8.55" calcext:value-type="float">
            <text:p>98,55</text:p>
          </table:table-cell>
          <table:table-cell office:value-type="float" office:value="0.07661592" calcext:value-type="float">
            <text:p>0,07661592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SGD-train</text:p>
          </table:table-cell>
          <table:table-cell office:value-type="float" office:value="1" calcext:value-type="float">
            <text:p>1</text:p>
          </table:table-cell>
          <table:table-cell office:value-type="float" office:value="88.32" calcext:value-type="float">
            <text:p>88,32</text:p>
          </table:table-cell>
          <table:table-cell office:value-type="float" office:value="0.40284862" calcext:value-type="float">
            <text:p>0,40284862</text:p>
          </table:table-cell>
          <table:table-cell/>
          <table:table-cell office:value-type="string" calcext:value-type="string">
            <text:p>SGD-train</text:p>
          </table:table-cell>
          <table:table-cell office:value-type="float" office:value="1" calcext:value-type="float">
            <text:p>1</text:p>
          </table:table-cell>
          <table:table-cell office:value-type="float" office:value="95.37" calcext:value-type="float">
            <text:p>95,37</text:p>
          </table:table-cell>
          <table:table-cell office:value-type="float" office:value="0.14872142" calcext:value-type="float">
            <text:p>0,148721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1.74" calcext:value-type="float">
            <text:p>91,74</text:p>
          </table:table-cell>
          <table:table-cell office:value-type="float" office:value="0.28492349" calcext:value-type="float">
            <text:p>0,284923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7.45" calcext:value-type="float">
            <text:p>97,45</text:p>
          </table:table-cell>
          <table:table-cell office:value-type="float" office:value="0.08312795" calcext:value-type="float">
            <text:p>0,083127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3.65" calcext:value-type="float">
            <text:p>93,65</text:p>
          </table:table-cell>
          <table:table-cell office:value-type="float" office:value="0.22105239" calcext:value-type="float">
            <text:p>0,221052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8.22" calcext:value-type="float">
            <text:p>98,22</text:p>
          </table:table-cell>
          <table:table-cell office:value-type="float" office:value="0.05709008" calcext:value-type="float">
            <text:p>0,0570900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4.99" calcext:value-type="float">
            <text:p>94,99</text:p>
          </table:table-cell>
          <table:table-cell office:value-type="float" office:value="0.17360631" calcext:value-type="float">
            <text:p>0,173606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8.57" calcext:value-type="float">
            <text:p>98,57</text:p>
          </table:table-cell>
          <table:table-cell office:value-type="float" office:value="0.04645596" calcext:value-type="float">
            <text:p>0,0464559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.95" calcext:value-type="float">
            <text:p>95,95</text:p>
          </table:table-cell>
          <table:table-cell office:value-type="float" office:value="0.14145593" calcext:value-type="float">
            <text:p>0,1414559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8.76" calcext:value-type="float">
            <text:p>98,76</text:p>
          </table:table-cell>
          <table:table-cell office:value-type="float" office:value="0.04051636" calcext:value-type="float">
            <text:p>0,0405163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7.18" calcext:value-type="float">
            <text:p>97,18</text:p>
          </table:table-cell>
          <table:table-cell office:value-type="float" office:value="0.09906504" calcext:value-type="float">
            <text:p>0,0990650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9.46" calcext:value-type="float">
            <text:p>99,46</text:p>
          </table:table-cell>
          <table:table-cell office:value-type="float" office:value="0.01774254" calcext:value-type="float">
            <text:p>0,017742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7.82" calcext:value-type="float">
            <text:p>97,82</text:p>
          </table:table-cell>
          <table:table-cell office:value-type="float" office:value="0.07625686" calcext:value-type="float">
            <text:p>0,076256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9.8" calcext:value-type="float">
            <text:p>99,8</text:p>
          </table:table-cell>
          <table:table-cell office:value-type="float" office:value="0.00807251" calcext:value-type="float">
            <text:p>0,0080725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8.46" calcext:value-type="float">
            <text:p>98,46</text:p>
          </table:table-cell>
          <table:table-cell office:value-type="float" office:value="0.0558216" calcext:value-type="float">
            <text:p>0,05582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9.77" calcext:value-type="float">
            <text:p>99,77</text:p>
          </table:table-cell>
          <table:table-cell office:value-type="float" office:value="0.00763899" calcext:value-type="float">
            <text:p>0,0076389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8.82" calcext:value-type="float">
            <text:p>98,82</text:p>
          </table:table-cell>
          <table:table-cell office:value-type="float" office:value="0.04384312" calcext:value-type="float">
            <text:p>0,043843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.98" calcext:value-type="float">
            <text:p>99,98</text:p>
          </table:table-cell>
          <table:table-cell office:value-type="float" office:value="0.00118957" calcext:value-type="float">
            <text:p>0,0011895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9.04" calcext:value-type="float">
            <text:p>99,04</text:p>
          </table:table-cell>
          <table:table-cell office:value-type="float" office:value="0.03567589" calcext:value-type="float">
            <text:p>0,0356758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.00039393" calcext:value-type="float">
            <text:p>0,0003939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9.33" calcext:value-type="float">
            <text:p>99,33</text:p>
          </table:table-cell>
          <table:table-cell office:value-type="float" office:value="0.02717722" calcext:value-type="float">
            <text:p>0,0271772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.00024366" calcext:value-type="float">
            <text:p>0,0002436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9.6" calcext:value-type="float">
            <text:p>99,6</text:p>
          </table:table-cell>
          <table:table-cell office:value-type="float" office:value="0.01927907" calcext:value-type="float">
            <text:p>0,0192790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.00018172" calcext:value-type="float">
            <text:p>0,0001817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9.69" calcext:value-type="float">
            <text:p>99,69</text:p>
          </table:table-cell>
          <table:table-cell office:value-type="float" office:value="0.01596196" calcext:value-type="float">
            <text:p>0,0159619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00015153" calcext:value-type="float">
            <text:p>0,0001515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9.81" calcext:value-type="float">
            <text:p>99,81</text:p>
          </table:table-cell>
          <table:table-cell office:value-type="float" office:value="0.01139498" calcext:value-type="float">
            <text:p>0,0113949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00012995" calcext:value-type="float">
            <text:p>0,0001299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9.88" calcext:value-type="float">
            <text:p>99,88</text:p>
          </table:table-cell>
          <table:table-cell office:value-type="float" office:value="0.00903009" calcext:value-type="float">
            <text:p>0,0090300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00011393" calcext:value-type="float">
            <text:p>0,0001139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9.95" calcext:value-type="float">
            <text:p>99,95</text:p>
          </table:table-cell>
          <table:table-cell office:value-type="float" office:value="0.00661804" calcext:value-type="float">
            <text:p>0,0066180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00010182" calcext:value-type="float">
            <text:p>0,0001018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99.95" calcext:value-type="float">
            <text:p>99,95</text:p>
          </table:table-cell>
          <table:table-cell office:value-type="float" office:value="0.00558243" calcext:value-type="float">
            <text:p>0,0055824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00009213" calcext:value-type="float">
            <text:p>0,0000921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99.98" calcext:value-type="float">
            <text:p>99,98</text:p>
          </table:table-cell>
          <table:table-cell office:value-type="float" office:value="0.00393418" calcext:value-type="float">
            <text:p>0,0039341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00008422" calcext:value-type="float">
            <text:p>0,0000842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99.99" calcext:value-type="float">
            <text:p>99,99</text:p>
          </table:table-cell>
          <table:table-cell office:value-type="float" office:value="0.00315289" calcext:value-type="float">
            <text:p>0,0031528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00007753" calcext:value-type="float">
            <text:p>0,0000775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99.99" calcext:value-type="float">
            <text:p>99,99</text:p>
          </table:table-cell>
          <table:table-cell office:value-type="float" office:value="0.00269777" calcext:value-type="float">
            <text:p>0,0026977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00007181" calcext:value-type="float">
            <text:p>0,0000718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00231655" calcext:value-type="float">
            <text:p>0,0023165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00006675" calcext:value-type="float">
            <text:p>0,0000667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00198801" calcext:value-type="float">
            <text:p>0,0019880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0000624" calcext:value-type="float">
            <text:p>0,000062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.00178023" calcext:value-type="float">
            <text:p>0,0017802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.00006056" calcext:value-type="float">
            <text:p>0,000060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SGD</text:p>
          </table:table-cell>
          <table:table-cell office:value-type="float" office:value="100" calcext:value-type="float">
            <text:p>100</text:p>
          </table:table-cell>
          <table:table-cell office:value-type="float" office:value="0.00178023" calcext:value-type="float">
            <text:p>0,00178023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MD</text:p>
          </table:table-cell>
          <table:table-cell office:value-type="float" office:value="100" calcext:value-type="float">
            <text:p>100</text:p>
          </table:table-cell>
          <table:table-cell office:value-type="float" office:value="0.00006056" calcext:value-type="float">
            <text:p>0,000060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0]-[.C51]" office:value-type="float" office:value="0" calcext:value-type="float">
            <text:p>0</text:p>
          </table:table-cell>
          <table:table-cell table:formula="of:=[.D50]-[.D51]" office:value-type="float" office:value="0.00171967" calcext:value-type="float">
            <text:p>0,0017196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19T22:04:15.981000000</dc:date>
    <meta:editing-duration>PT2H52M59S</meta:editing-duration>
    <meta:editing-cycles>2</meta:editing-cycles>
    <meta:generator>LibreOffice/7.6.2.1$Windows_X86_64 LibreOffice_project/56f7684011345957bbf33a7ee678afaf4d2ba333</meta:generator>
    <meta:document-statistic meta:table-count="1" meta:cell-count="294" meta:object-count="0"/>
  </office:meta>
</office:document-meta>
</file>